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11cm" fo:min-width="0cm"/>
    </style:style>
    <style:style style:name="gr2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3" style:family="graphic" style:parent-style-name="objectwithoutfill">
      <style:graphic-properties svg:stroke-color="#000000" draw:marker-end="Arrow" draw:marker-end-width="0.2cm" draw:fill="none" draw:textarea-horizontal-align="center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258cm" fo:min-width="0.008cm"/>
    </style:style>
    <style:style style:name="gr5" style:family="graphic" style:parent-style-name="Oggetto_20_senza_20_riempimento_20_e_20_line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  <style:text-properties fo:font-size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508cm" svg:height="0.508cm" svg:x="7.604cm" svg:y="9.795cm">
          <text:p text:style-name="P3"><text:span text:style-name="T2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6.471cm" svg:y1="10.039cm" svg:x2="7.604cm" svg:y2="10.049cm" draw:end-shape="id1" draw:end-glue-point="6" svg:d="M6471 10039l1133 10" svg:viewBox="0 0 1134 11">
          <text:p/>
        </draw:connector>
        <draw:connector draw:style-name="gr3" draw:text-style-name="P4" draw:layer="layout" draw:type="line" svg:x1="8.112cm" svg:y1="10.049cm" svg:x2="9.763cm" svg:y2="10.017cm" draw:start-shape="id1" draw:start-glue-point="10" draw:end-shape="id2" draw:end-glue-point="6" svg:d="M8112 10049l1651-32" svg:viewBox="0 0 1652 33">
          <text:p text:style-name="P3"><text:span text:style-name="T1">b</text:span></text:p>
        </draw:connector>
        <draw:custom-shape draw:style-name="gr4" draw:text-style-name="P1" xml:id="id2" draw:id="id2" draw:layer="layout" svg:width="0.508cm" svg:height="0.508cm" svg:x="9.763cm" svg:y="9.763cm">
          <text:p text:style-name="P3"><text:span text:style-name="T2">ni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71cm" svg:height="0.25cm" svg:x="6.625cm" svg:y="9.76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3.2$Windows_X86_64 LibreOffice_project/86daf60bf00efa86ad547e59e09d6bb77c699acb</meta:generator>
    <dc:date>2019-01-31T23:37:08.956000000</dc:date>
    <dc:creator>luciano de falco alfano</dc:creator>
    <meta:editing-duration>PT1H26M52S</meta:editing-duration>
    <meta:editing-cycles>10</meta:editing-cycles>
    <meta:document-statistic meta:object-count="5"/>
  </office:meta>
</office:document-meta>
</file>

<file path=Object 1/content.xml><?xml version="1.0" encoding="utf-8"?>
<math xmlns="http://www.w3.org/1998/Math/MathML" display="block">
  <semantics>
    <mi>τ</mi>
    <annotation encoding="StarMath 5.0">%tau</annotation>
  </semantics>
</math>
</file>